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1" officeooo:paragraph-rsid="00604bf7"/>
    </style:style>
    <style:style style:name="P2" style:family="paragraph" style:parent-style-name="Standard">
      <style:text-properties officeooo:paragraph-rsid="0070c53c"/>
    </style:style>
    <style:style style:name="P3" style:family="paragraph" style:parent-style-name="Standard">
      <style:text-properties officeooo:paragraph-rsid="00722fc4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722fc4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Liberation Sans1"/>
    </style:style>
    <style:style style:name="P7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1" officeooo:paragraph-rsid="0053a532"/>
    </style:style>
    <style:style style:name="P9" style:family="paragraph" style:parent-style-name="Text_20_body">
      <style:text-properties style:font-name="Liberation Sans1" officeooo:paragraph-rsid="004c98e9"/>
    </style:style>
    <style:style style:name="P10" style:family="paragraph" style:parent-style-name="Text_20_body">
      <style:text-properties style:font-name="Liberation Sans1" officeooo:paragraph-rsid="005f32cc"/>
    </style:style>
    <style:style style:name="P11" style:family="paragraph" style:parent-style-name="Text_20_body">
      <style:text-properties style:font-name="Liberation Sans1" officeooo:paragraph-rsid="00604bf7"/>
    </style:style>
    <style:style style:name="P12" style:family="paragraph" style:parent-style-name="Standard2">
      <style:text-properties style:font-name="Liberation Sans1"/>
    </style:style>
    <style:style style:name="P13" style:family="paragraph" style:parent-style-name="Standard2">
      <style:text-properties style:font-name="Liberation Sans1" fo:font-weight="bold" style:font-weight-asian="bold" style:font-weight-complex="bold"/>
    </style:style>
    <style:style style:name="P14" style:family="paragraph" style:parent-style-name="Standard2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15" style:family="paragraph" style:parent-style-name="Standard2">
      <style:paragraph-properties fo:text-align="end" style:justify-single-word="false"/>
      <style:text-properties style:font-name="Liberation Sans1" fo:font-weight="bold" officeooo:paragraph-rsid="00722fc4" style:font-weight-asian="bold" style:font-weight-complex="bold"/>
    </style:style>
    <style:style style:name="P16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70c53c" style:font-weight-asian="bold" style:font-weight-complex="bold"/>
    </style:style>
    <style:style style:name="P17" style:family="paragraph" style:parent-style-name="Standard2">
      <style:text-properties style:font-name="Liberation Sans1" fo:font-weight="bold" officeooo:rsid="003a05d7" officeooo:paragraph-rsid="0070c53c" style:font-weight-asian="bold" style:font-weight-complex="bold"/>
    </style:style>
    <style:style style:name="P18" style:family="paragraph" style:parent-style-name="Standard2">
      <style:text-properties style:font-name="Liberation Sans1" fo:font-weight="bold" officeooo:paragraph-rsid="0070c53c" style:font-weight-asian="bold" style:font-weight-complex="bold"/>
    </style:style>
    <style:style style:name="P19" style:family="paragraph" style:parent-style-name="Standard2">
      <style:text-properties style:font-name="Liberation Sans1" fo:font-weight="bold" officeooo:paragraph-rsid="00722fc4" style:font-weight-asian="bold" style:font-weight-complex="bold"/>
    </style:style>
    <style:style style:name="P20" style:family="paragraph" style:parent-style-name="Standard2"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ans1" fo:font-size="2pt" fo:font-weight="bold" style:font-size-asian="2pt" style:font-weight-asian="bold" style:font-size-complex="2pt" style:font-weight-complex="bold"/>
    </style:style>
    <style:style style:name="P22" style:family="paragraph" style:parent-style-name="Standard2">
      <style:text-properties style:font-name="Liberation Sans1" fo:font-size="2pt" fo:font-weight="bold" officeooo:paragraph-rsid="00722fc4" style:font-size-asian="2pt" style:font-weight-asian="bold" style:font-size-complex="2pt" style:font-weight-complex="bold"/>
    </style:style>
    <style:style style:name="P23" style:family="paragraph" style:parent-style-name="Standard2">
      <style:text-properties style:font-name="Liberation Sans1" officeooo:paragraph-rsid="0044520b"/>
    </style:style>
    <style:style style:name="P24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5" style:family="paragraph" style:parent-style-name="Standard2">
      <style:text-properties officeooo:paragraph-rsid="004acea2"/>
    </style:style>
    <style:style style:name="P2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Frame_20_contents">
      <style:paragraph-properties fo:text-align="start" style:justify-single-word="false"/>
      <style:text-properties style:font-name="Liberation Sans1" fo:font-size="11pt" officeooo:paragraph-rsid="004acea2" style:font-size-asian="11pt" style:font-size-complex="11pt"/>
    </style:style>
    <style:style style:name="P28" style:family="paragraph" style:parent-style-name="Text_20_body">
      <style:paragraph-properties fo:break-before="column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Liberation Sans1" style:text-underline-style="solid" style:text-underline-width="auto" style:text-underline-color="font-color" fo:font-weight="bold" officeooo:rsid="0016325e" style:font-weight-asian="bold" style:font-weight-complex="bold"/>
    </style:style>
    <style:style style:name="T20" style:family="text">
      <style:text-properties style:font-name="Liberation Sans1" style:text-underline-style="solid" style:text-underline-width="auto" style:text-underline-color="font-color" fo:font-weight="bold" officeooo:rsid="000ff752" style:font-weight-asian="bold" style:font-weight-complex="bold"/>
    </style:style>
    <style:style style:name="T21" style:family="text">
      <style:text-properties officeooo:rsid="0044520b"/>
    </style:style>
    <style:style style:name="T22" style:family="text">
      <style:text-properties officeooo:rsid="0050fae3"/>
    </style:style>
    <style:style style:name="T23" style:family="text">
      <style:text-properties officeooo:rsid="006f986f"/>
    </style:style>
    <style:style style:name="T24" style:family="text">
      <style:text-properties officeooo:rsid="0073fbc0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61447328" text:id="ct61447328">
          <text:insertion>
            <office:change-info>
              <dc:creator>Auteur inconnu</dc:creator>
              <dc:date>2017-03-22T12:19:00</dc:date>
            </office:change-info>
          </text:insertion>
        </text:changed-region>
        <text:changed-region xml:id="ct61403696" text:id="ct61403696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61426448" text:id="ct6142644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61541008" text:id="ct615410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1683520" text:id="ct6168352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1530288" text:id="ct6153028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61578848" text:id="ct61578848">
          <text:insertion>
            <office:change-info>
              <dc:creator>Gauthier Bastien</dc:creator>
              <dc:date>2013-01-17T15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[Logo Commune]</text:p>
      <text:p text:style-name="P7">Administration Communale de [Nom Commune]<text:line-break/></text:p>
      <text:p text:style-name="P24"><office:annotation><dc:creator>Auteur inconnu</dc:creator><dc:date>2017-02-15T15:31:15</dc:date><text:p text:style-name="P29"><text:span text:style-name="T25">do text if not self.hasMeeting()</text:span></text:p></office:annotation>PROJET DE DÉLIBERATION</text:p>
      <text:p text:style-name="P23">Du registre aux délibérations du <text:change-start text:change-id="ct61447328"/><text:span text:style-name="T21">meetingConfig.</text:span>Title()<text:change-end text:change-id="ct61447328"/> a été extrait ce qui suit :</text:p>
      <text:p text:style-name="P26">Séance du <text:text-input text:description="">self.hasMeeting() and self.getMeeting().Title() or ''</text:text-input></text:p>
      <text:p text:style-name="P12"><text:line-break/><text:span text:style-name="T1">Etaient présents :</text:span></text:p>
      <text:p text:style-name="P4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_attendees())</text:span></text:p></office:annotation>Assemblée</text:p>
      <text:p text:style-name="P25"><text:span text:style-name="T4"><text:line-break/></text:span><text:span text:style-name="T18">Objet n° </text:span><text:change-start text:change-id="ct61403696"/><text:span text:style-name="T19">self</text:span><text:span text:style-name="T18">.getItemNumber(relativeTo='meeting', </text:span><text:span text:style-name="T20">for_display=True</text:span><text:span text:style-name="T18">)</text:span><text:change-end text:change-id="ct61403696"/><text:span text:style-name="T18"> : </text:span><text:change-start text:change-id="ct61426448"/><text:span text:style-name="T18">self.</text:span><text:span text:style-name="T16">Title()</text:span><text:change-end text:change-id="ct61426448"/></text:p>
      <text:p text:style-name="P6"><office:annotation><dc:creator>Auteur inconnu</dc:creator><dc:date>2017-01-02T16:15:57</dc:date><text:p text:style-name="P29"><text:span text:style-name="T25">do text if self.getMotivation()</text:span></text:p><text:p text:style-name="P29"><text:span text:style-name="T25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29"><text:span text:style-name="T25">do section- for advice in view.printFinance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29"><text:span text:style-name="T26">do section- for advice in view.printFinance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 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29"><text:span text:style-name="T26">do section- for advice in view.printFinance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29"><text:span text:style-name="T26">do section- for advice in view.printFinance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 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6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</text:span><text:span text:style-name="T26">, stylesMapping={'para':'Text body'}</text:span><text:span text:style-name="T27">)</text:span></text:p></office:annotation>decision</text:p>
      <text:p text:style-name="P8"><text:line-break/><text:span text:style-name="T2">Annexes :</text:span></text:p>
      <text:p text:style-name="P10"><office:annotation><dc:creator>Auteur inconnu</dc:creator><dc:date>2017-10-11T15:41:39</dc:date><text:p text:style-name="P29"><text:span text:style-name="T25">do text with annexes = </text:span><text:span text:style-name="T26">view.printAllAnnexes()</text:span></text:p><text:p text:style-name="P29"><text:span text:style-name="T26">if annexes</text:span></text:p><text:p text:style-name="P29"><text:span text:style-name="T25">from xhtml(annexes)</text:span></text:p></office:annotation><text:span text:style-name="T22">Annexes</text:span></text:p>
      <text:p text:style-name="P10"><text:span text:style-name="T22"><office:annotation><dc:creator>Auteur inconnu</dc:creator><dc:date>2017-10-11T15:56:07</dc:date><text:p text:style-name="P29"><text:span text:style-name="T25">do text if not view.printAllAnnexes()</text:span></text:p></office:annotation></text:span><text:span text:style-name="T22">-</text:span></text:p>
      <text:p text:style-name="P1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9"><text:span text:style-name="T25">do text with annexes = </text:span><text:span text:style-name="T26">view.printAllAnnexes(portal_types=['annexDecision'])</text:span></text:p><text:p text:style-name="P29"><text:span text:style-name="T26">if annexes</text:span></text:p><text:p text:style-name="P29"><text:span text:style-name="T25">from xhtml(annexes)</text:span></text:p></office:annotation><text:span text:style-name="T22">Annexes</text:span></text:p>
      <text:p text:style-name="P11"><text:span text:style-name="T22"><office:annotation><dc:creator>Auteur inconnu</dc:creator><dc:date>2017-10-11T15:56:07</dc:date><text:p text:style-name="P29"><text:span text:style-name="T25">do text if not view.printAllAnnexes(</text:span><text:span text:style-name="T26">portal_types=['annexDecision']</text:span><text:span text:style-name="T25">)</text:span></text:p></office:annotation></text:span><text:span text:style-name="T22">-</text:span></text:p>
      <text:p text:style-name="P9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<office:annotation><dc:creator>Auteur inconnu</dc:creator><dc:date>2017-02-15T15:46:12</dc:date><text:p text:style-name="P29"><text:span text:style-name="T25">do table if self.hasMeeting() and self.getItemSignatures()</text:span></text:p></office:annotation></text:p>
          </table:table-cell>
          <table:table-cell table:style-name="Tableau2.A1" office:value-type="string">
            <text:p text:style-name="P21"/>
          </table:table-cell>
        </table:table-row>
        <table:table-row>
          <table:table-cell table:style-name="Tableau2.A1" office:value-type="string">
            <text:p text:style-name="P13"><text:change-start text:change-id="ct61541008"/>self.getItemSignatures().split('\n')[0]<text:change-end text:change-id="ct61541008"/></text:p>
          </table:table-cell>
          <table:table-cell table:style-name="Tableau2.A1" office:value-type="string">
            <text:p text:style-name="P14"><text:change-start text:change-id="ct61683520"/>self.getItemSignatures().split('\n')[2]<text:change-end text:change-id="ct61683520"/></text:p>
          </table:table-cell>
        </table:table-row>
        <table:table-row>
          <table:table-cell table:style-name="Tableau2.A1" office:value-type="string">
            <text:p text:style-name="P13">(s) <text:change-start text:change-id="ct61530288"/>self.getItemSignatures().split('\n')[1]<text:change-end text:change-id="ct61530288"/></text:p>
          </table:table-cell>
          <table:table-cell table:style-name="Tableau2.A1" office:value-type="string">
            <text:p text:style-name="P14">(s) <text:change-start text:change-id="ct61578848"/>self.getItemSignatures().split('\n')[3]<text:change-end text:change-id="ct61578848"/></text:p>
          </table:table-cell>
        </table:table-row>
      </table:table>
      <text:p text:style-name="P28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2"><office:annotation><dc:creator>Auteur inconnu</dc:creator><dc:date>2017-02-15T15:46:12</dc:date><text:p text:style-name="P29"><text:span text:style-name="T25">do table if self.hasMeeting() and not self.getItem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19"><text:span text:style-name="T24"><text:text-input text:description="">self.getItemSignatories(theObjects=True, by_signature_number=True)['1'].gender=='M' and 'Le' or 'La'</text:text-input></text:span> <text:span text:style-name="T24"><text:text-input text:description="">self.getItemSignatories(theObjects=True, by_signature_number=True)['1'].label</text:text-input></text:span></text:p>
          </table:table-cell>
          <table:table-cell table:style-name="Tableau3.A1" office:value-type="string">
            <text:p text:style-name="P15"><text:span text:style-name="T24"><text:text-input text:description="">self.getItemSignatories(theObjects=True, by_signature_number=True)['2'].gender=='M' and 'Le' or 'La'</text:text-input></text:span> <text:span text:style-name="T24"><text:text-input text:description="">self.getItemSignatories(theObjects=True, by_signature_number=True)['2'].label</text:text-input></text:span></text:p>
          </table:table-cell>
        </table:table-row>
        <table:table-row>
          <table:table-cell table:style-name="Tableau3.A1" office:value-type="string">
            <text:p text:style-name="P19"><text:span text:style-name="T23">(s) </text:span><text:span text:style-name="T23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5"><text:span text:style-name="T23">(s) </text:span><text:span text:style-name="T23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3"/>
      <text:p text:style-name="P5">POUR EXTRAIT CONFORME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<text:text-input text:description="">self.adapted().getCertifiedSignatures()[0]</text:text-input></text:p>
          </table:table-cell>
          <table:table-cell table:style-name="Tableau1.A1" office:value-type="string">
            <text:p text:style-name="P16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18"/>
            <text:p text:style-name="P18"/>
            <text:p text:style-name="P18"/>
            <text:p text:style-name="P18"/>
          </table:table-cell>
          <table:table-cell table:style-name="Tableau1.A1" office:value-type="string"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leau1.A1" office:value-type="string">
            <text:p text:style-name="P17"><text:text-input text:description="">self.adapted().getCertifiedSignatures()[1]</text:text-input></text:p>
          </table:table-cell>
          <table:table-cell table:style-name="Tableau1.A1" office:value-type="string">
            <text:p text:style-name="P16"><text:text-input text:description="">self.adapted().getCertifiedSignatures()[3]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3cm" loext:contextual-spacing="false" fo:text-align="start" style:justify-single-word="false" fo:keep-together="always" fo:text-indent="0cm" style:auto-text-indent="false" style:page-number="auto" fo:keep-with-next="always"/>
      <style:text-properties style:font-name="Liberation Sans" fo:font-family="'Liberation Sans'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 style:master-page-name="">
      <style:paragraph-properties fo:margin-top="0cm" fo:margin-bottom="0.212cm" loext:contextual-spacing="false" style:page-number="auto"/>
      <style:text-properties style:font-name="Liberation Sans" fo:font-family="'Liberation Sans'" style:font-style-name="Normal" style:font-family-generic="swiss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90</meta:editing-cycles>
    <meta:editing-duration>PT3H52M20S</meta:editing-duration>
    <meta:initial-creator>Gauthier Bastien</meta:initial-creator>
    <dc:date>2018-10-22T15:22:57.887250005</dc:date>
    <meta:document-statistic meta:table-count="3" meta:image-count="0" meta:object-count="0" meta:page-count="2" meta:paragraph-count="38" meta:word-count="213" meta:character-count="2146" meta:non-whitespace-character-count="2008"/>
    <meta:user-defined meta:name="Info 1"/>
    <meta:user-defined meta:name="Info 2"/>
    <meta:user-defined meta:name="Info 3"/>
    <meta:user-defined meta:name="Info 4"/>
  </office:meta>
</office:document-meta>
</file>